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FreeSans, sans-serif"/>
    <style:font-face style:name="times new roman" svg:font-family="'times new roman', serif"/>
    <style:font-face style:name="times" svg:font-family="times, 'times new roman', serif"/>
    <style:font-face style:name="Lucida Sans1" svg:font-family="'Lucida 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0398in" fo:margin-bottom="0.0398in" loext:contextual-spacing="false" fo:line-height="150%"/>
      <style:text-properties fo:font-size="13pt" style:font-size-asian="13pt" style:font-size-complex="13pt"/>
    </style:style>
    <style:style style:name="P2" style:family="paragraph" style:parent-style-name="Standard">
      <style:paragraph-properties fo:margin-top="0.0398in" fo:margin-bottom="0.0398in" loext:contextual-spacing="false" fo:line-height="150%" fo:text-align="center" style:justify-single-word="false"/>
      <style:text-properties fo:font-size="16pt" officeooo:paragraph-rsid="001f017d" style:font-size-asian="16pt" style:font-size-complex="16pt"/>
    </style:style>
    <style:style style:name="P3" style:family="paragraph" style:parent-style-name="Standard">
      <style:paragraph-properties fo:margin-top="0.0398in" fo:margin-bottom="0.0398in" loext:contextual-spacing="false" fo:line-height="150%" fo:text-align="start" style:justify-single-word="false"/>
      <style:text-properties fo:font-size="16pt" officeooo:paragraph-rsid="001f017d" style:font-size-asian="16pt" style:font-size-complex="16pt"/>
    </style:style>
    <style:style style:name="T1" style:family="text">
      <style:text-properties officeooo:rsid="001d11a2"/>
    </style:style>
    <style:style style:name="T2" style:family="text">
      <style:text-properties fo:font-size="13pt" style:font-size-asian="13pt" style:font-size-complex="13pt"/>
    </style:style>
    <style:style style:name="T3" style:family="text">
      <style:text-properties officeooo:rsid="001f017d"/>
    </style:style>
    <style:style style:name="T4"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Lời mở đầu</text:span></text:p>
      <text:p text:style-name="P3"><text:span text:style-name="T2"><text:line-break/><text:tab/>Ngày nay công nghệ thông tin trở thành một phần không thể thiếu trong cuộc sống, công nghệ thông tin đã và đang đóng vai trò quan trọng trong các ngành khoa học, kĩ thuật, kinh tế, xã hội tại các nước trên thế giới. Nó <text:s/>mang lại giá trị về kinh tế, giáo dục và đặc biệt là mang tính giải trí cao. Công nghệ thông tin trở thành một lĩnh vực mũi nhọn trong công cuộc phát triển kinh tế xã hội. Cùng với công nghệ sinh học và năng lượng mới, công nghệ thông tin(CNTT) vừa là công cụ, vừa là động lực thúc đẩy quá trình công nghiệp hóa, hiện đại  hóa đất nước.</text:span></text:p>
      <text:p text:style-name="P1"><text:tab/>Sau sự ra đời của Internet, game online xuất hiện và nhanh chóng gây được sức hút to lớn. Hiện tại, game cũng đang tiếp tục <text:s/>phát triển mạnh mẽ. Có thể nó<text:span text:style-name="T1">i </text:span>game đã và đang trở thành một nhu cầu giải trí thiết yếu trong cuộc sống của con người hiện nay. Một trong những thể loại game <text:span text:style-name="T1">hot </text:span>mà khi nhắc tới chắc không còn xa l<text:span text:style-name="T1">ạ </text:span>gì với chúng ta <text:span text:style-name="T1">đó là game Flappy birds đã làm mưa làm gió trên thị trường game thời gian trước. </text:span>Trong bối cảnh công nghệ ngày càng được phát triển như hiện nay thì nhiều thể loại game mới cũng ra đời ngày càng nhiều và thu hút được nhiều bạn trẻ. Tuy nhiên không vì vậy mà game <text:span text:style-name="T3">flappy birds mất đi sức ảnh hưởng của mình. </text:span>Game đòi hỏi người chơi phải khéo léo và <text:span text:style-name="T3">kiên nhẫn của mình </text:span>để có cơ hội nhận được điểm cao. Một đặc điểm của game này là cấu hình không quá nặng, <text:span text:style-name="T3">dễ tiếp cận cũng như giao diện thân thiện với người dùng.</text:span></text:p>
      <text:p text:style-name="P1"><text:tab/><text:span text:style-name="T3">Bên cạnh đó nhờ học tập từ môn lập trình Java mà chúng em có thể tìm hiểu và tạo nên một trò chơi giải trí đơn giản vừa chơi vừa học cho bản thân. Do thời gian cũng như kiến thức chưa sâu nên trò chơi có thể chưa hoàn thiện mong thầy cô góp ý, giúp đỡ để chúng em có thể hoàn thiện hơ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Helvetica, FreeSans, sans-serif"/>
    <style:font-face style:name="times new roman" svg:font-family="'times new roman', serif"/>
    <style:font-face style:name="times" svg:font-family="times, 'times new roman', serif"/>
    <style:font-face style:name="Lucida Sans1" svg:font-family="'Lucida 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4T22:43:51.589000000</meta:creation-date>
    <dc:date>2020-07-14T23:01:15.949000000</dc:date>
    <meta:editing-duration>PT7M4S</meta:editing-duration>
    <meta:editing-cycles>1</meta:editing-cycles>
    <meta:document-statistic meta:table-count="0" meta:image-count="0" meta:object-count="0" meta:page-count="1" meta:paragraph-count="4" meta:word-count="372" meta:character-count="1707" meta:non-whitespace-character-count="1332"/>
    <meta:generator>Neat_Office/6.2.8.2$Windows_x86 LibreOffice_project/</meta:generator>
  </office:meta>
</office:document-meta>
</file>